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6ee" officeooo:paragraph-rsid="000066ee"/>
    </style:style>
    <style:style style:name="P2" style:family="paragraph" style:parent-style-name="Standard">
      <style:text-properties officeooo:rsid="000066ee" officeooo:paragraph-rsid="00010cb9"/>
    </style:style>
    <style:style style:name="P3" style:family="paragraph" style:parent-style-name="Standard">
      <style:text-properties officeooo:rsid="000066ee" officeooo:paragraph-rsid="00032822"/>
    </style:style>
    <style:style style:name="P4" style:family="paragraph" style:parent-style-name="Standard">
      <style:text-properties fo:font-weight="bold" officeooo:rsid="000066ee" officeooo:paragraph-rsid="000066ee" style:font-weight-asian="bold" style:font-weight-complex="bold"/>
    </style:style>
    <style:style style:name="P5" style:family="paragraph" style:parent-style-name="Standard">
      <style:text-properties officeooo:rsid="00010cb9" officeooo:paragraph-rsid="00010cb9"/>
    </style:style>
    <style:style style:name="P6" style:family="paragraph" style:parent-style-name="Standard">
      <style:text-properties officeooo:rsid="00037af0" officeooo:paragraph-rsid="00037af0"/>
    </style:style>
    <style:style style:name="T1" style:family="text">
      <style:text-properties officeooo:rsid="00010cb9"/>
    </style:style>
    <style:style style:name="T2" style:family="text">
      <style:text-properties officeooo:rsid="00037af0"/>
    </style:style>
    <style:style style:name="T3" style:family="text">
      <style:text-properties officeooo:rsid="0003fd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raft: </text:span>Recomendation letter <text:span text:style-name="T1">to the science studies collocuium</text:span></text:p>
      <text:p text:style-name="P1"/>
      <text:p text:style-name="P5">Re: Frans Joakim Titulaer’s application to the science studies collocuium scholarship</text:p>
      <text:p text:style-name="P1"/>
      <text:p text:style-name="P2">Frans <text:span text:style-name="T2">Joakim</text:span> have been working on his thesis consistantly for the past two and a half years. He has maintained a persistant focus on questions regarding the effects of social networks on legitimate knowledge in education. Although thesis has gathered a significant amount of empirical data, especially for being a master thesis. His focus has been largely self guided, based on experiences from his earlier work in education and an interessert in computing. Yet, over time the study has increasingly taken on issues having to do with scientific information infrastructure and <text:span text:style-name="T1">its friction with knowledge infrastructure in the classroom. </text:span></text:p>
      <text:p text:style-name="P2"/>
      <text:p text:style-name="P3"><text:span text:style-name="T1">His case is both interessting and original, as he has gained unique access to several forums relevant to his topic. It is an example of an administrative infrastructure that is being transformed into a resource for a emerging sett of scientific fields. His study sheds light on emerging controvercies in an ethonographical fashion which by itself is a good example of how scientific infrastructures is becoming relevant in public debate. There are not many other examples of studies showing how publics online are being intertwined into the politics of public services and the necessity for government to adapt forms of knowledge associated with technology providers like social media. </text:span></text:p>
      <text:p text:style-name="P3"/>
      <text:p text:style-name="P3"><text:span text:style-name="T1">Frans is questioning how the politics of user experience is blending in with augmented ecologies of the digital learning environment. His approach to Michel Callon’s ’economization’ and ’marketization’ project is therefore thought provocative as it highlights how distinctions between healthcare and education come into flux as learning science and adaptive technologies advances into traditional areas of experties. The way that computer science itself is affecting post-human approaches in other fields, like education, is still an understudied issue and this empirical approach might very well bear fruit in the future. </text:span></text:p>
      <text:p text:style-name="P3"/>
      <text:p text:style-name="P6">I therefore recommend Frans Joakim as a candidate for a scholarship to continue to work on advancing his argument beyond his master thesis. <text:span text:style-name="T3">H</text:span>e <text:span text:style-name="T3">should</text:span> tr<text:span text:style-name="T3">y</text:span> to draw on the milieus that he has <text:span text:style-name="T3">taken</text:span> part <text:span text:style-name="T3">in over the last years</text:span> to establish new connections between <text:span text:style-name="T3">the University of Oslo and ICT pedagogy and learning analytics expert cultures elsewhere. His participatin in these arenas already indicate that STS approches to the sociology of computing can contribute to the difficult questions of how we are to approach the ontological distinctions between human learning and machine learning at a time in which such questions quickly are gaining political and economic signific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9:18:12.834058087</meta:creation-date>
    <dc:date>2018-11-14T10:20:17.066055951</dc:date>
    <meta:editing-duration>PT9M13S</meta:editing-duration>
    <meta:editing-cycles>1</meta:editing-cycles>
    <meta:document-statistic meta:table-count="0" meta:image-count="0" meta:object-count="0" meta:page-count="1" meta:paragraph-count="6" meta:word-count="424" meta:character-count="2772" meta:non-whitespace-character-count="2351"/>
    <meta:generator>LibreOffice/6.0.6.2$Linux_X86_64 LibreOffice_project/00m0$Build-2</meta:generator>
  </office:meta>
</office:document-meta>
</file>